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5cab" officeooo:paragraph-rsid="001a5c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hh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6T09:06:44.642713921</meta:creation-date>
    <dc:date>2021-01-06T09:07:11.143200303</dc:date>
    <meta:editing-duration>PT27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0.7.3$Linux_X86_64 LibreOffice_project/00m0$Build-3</meta:generator>
  </office:meta>
</office:document-meta>
</file>